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4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0.74pt solid #000000" fo:border-top="non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IF([.B108] &gt; SUM([.C108:.N108])))" style:apply-style-name="Neutral" style:base-cell-address="Sheet1.A108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/>
    </style:style>
    <style:style style:name="ce8" style:family="table-cell" style:parent-style-name="Default">
      <style:table-cell-properties fo:border-bottom="0.99pt solid #000000" style:text-align-source="fix" style:repeat-content="false" fo:border-left="0.74pt solid #000000" fo:border-right="0.99pt solid #000000" fo:border-top="non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map style:condition="is-true-formula(IF([.B108] &gt; SUM([.C108:.N108])))" style:apply-style-name="Neutral" style:base-cell-address="Sheet1.A108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none"/>
      <style:paragraph-properties fo:text-align="center"/>
      <style:map style:condition="is-true-formula(IF([.C107] &lt; [.C80]))" style:apply-style-name="Neutral" style:base-cell-address="Sheet1.C107"/>
    </style:style>
    <style:style style:name="ce12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/>
    </style:style>
    <style:style style:name="ce13" style:family="table-cell" style:parent-style-name="Default" style:data-style-name="N0"/>
    <style:style style:name="ce14" style:family="table-cell" style:parent-style-name="Default">
      <style:map style:condition="is-true-formula(IF(NOT(ISBLANK([.E80]) and [.E80]&lt;&gt; &quot;-&quot;; IF([.E107] &lt; NUMBERVALUE([.E80])))))" style:apply-style-name="Neutral" style:base-cell-address="Sheet1.P7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/>
          <table:table-cell/>
          <table:table-cell table:formula="of:=LEN([.A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he</text:p>
          </table:table-cell>
          <table:table-cell table:formula="of:=UPPER(MID([.A2];1;2))" office:value-type="string" office:string-value="AC" calcext:value-type="string">
            <text:p>AC</text:p>
          </table:table-cell>
          <table:table-cell table:formula="of:=LEN([.A2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me</text:p>
          </table:table-cell>
          <table:table-cell table:formula="of:=UPPER(MID([.A3];1;2))" office:value-type="string" office:string-value="AC" calcext:value-type="string">
            <text:p>AC</text:p>
          </table:table-cell>
          <table:table-cell table:formula="of:=LEN([.A3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hem</text:p>
          </table:table-cell>
          <table:table-cell table:formula="of:=UPPER(MID([.A4];1;2))" office:value-type="string" office:string-value="AH" calcext:value-type="string">
            <text:p>AH</text:p>
          </table:table-cell>
          <table:table-cell table:formula="of:=LEN([.A4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en</text:p>
          </table:table-cell>
          <table:table-cell table:formula="of:=UPPER(MID([.A5];1;2))" office:value-type="string" office:string-value="AM" calcext:value-type="string">
            <text:p>AM</text:p>
          </table:table-cell>
          <table:table-cell table:formula="of:=LEN([.A5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emia</text:p>
          </table:table-cell>
          <table:table-cell table:formula="of:=UPPER(MID([.A6];1;2))" office:value-type="string" office:string-value="AN" calcext:value-type="string">
            <text:p>AN</text:p>
          </table:table-cell>
          <table:table-cell table:formula="of:=LEN([.A6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emic</text:p>
          </table:table-cell>
          <table:table-cell table:formula="of:=UPPER(MID([.A7];1;2))" office:value-type="string" office:string-value="AN" calcext:value-type="string">
            <text:p>AN</text:p>
          </table:table-cell>
          <table:table-cell table:formula="of:=LEN([.A7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ime</text:p>
          </table:table-cell>
          <table:table-cell table:formula="of:=UPPER(MID([.A8];1;2))" office:value-type="string" office:string-value="AN" calcext:value-type="string">
            <text:p>AN</text:p>
          </table:table-cell>
          <table:table-cell table:formula="of:=LEN([.A8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che</text:p>
          </table:table-cell>
          <table:table-cell table:formula="of:=UPPER(MID([.A9];1;2))" office:value-type="string" office:string-value="CA" calcext:value-type="string">
            <text:p>CA</text:p>
          </table:table-cell>
          <table:table-cell table:formula="of:=LEN([.A9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me</text:p>
          </table:table-cell>
          <table:table-cell table:formula="of:=UPPER(MID([.A10];1;2))" office:value-type="string" office:string-value="CA" calcext:value-type="string">
            <text:p>CA</text:p>
          </table:table-cell>
          <table:table-cell table:formula="of:=LEN([.A10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e</text:p>
          </table:table-cell>
          <table:table-cell table:formula="of:=UPPER(MID([.A11];1;2))" office:value-type="string" office:string-value="CA" calcext:value-type="string">
            <text:p>CA</text:p>
          </table:table-cell>
          <table:table-cell table:formula="of:=LEN([.A11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ine</text:p>
          </table:table-cell>
          <table:table-cell table:formula="of:=UPPER(MID([.A12];1;2))" office:value-type="string" office:string-value="CA" calcext:value-type="string">
            <text:p>CA</text:p>
          </table:table-cell>
          <table:table-cell table:formula="of:=LEN([.A12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ance</text:p>
          </table:table-cell>
          <table:table-cell table:formula="of:=UPPER(MID([.A13];1;2))" office:value-type="string" office:string-value="CH" calcext:value-type="string">
            <text:p>CH</text:p>
          </table:table-cell>
          <table:table-cell table:formula="of:=LEN([.A13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me</text:p>
          </table:table-cell>
          <table:table-cell table:formula="of:=UPPER(MID([.A14];1;2))" office:value-type="string" office:string-value="CH" calcext:value-type="string">
            <text:p>CH</text:p>
          </table:table-cell>
          <table:table-cell table:formula="of:=LEN([.A14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inema</text:p>
          </table:table-cell>
          <table:table-cell table:formula="of:=UPPER(MID([.A15];1;2))" office:value-type="string" office:string-value="CI" calcext:value-type="string">
            <text:p>CI</text:p>
          </table:table-cell>
          <table:table-cell table:formula="of:=LEN([.A15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ach</text:p>
          </table:table-cell>
          <table:table-cell table:formula="of:=UPPER(MID([.A16];1;2))" office:value-type="string" office:string-value="EA" calcext:value-type="string">
            <text:p>EA</text:p>
          </table:table-cell>
          <table:table-cell table:formula="of:=LEN([.A1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chinacea</text:p>
          </table:table-cell>
          <table:table-cell table:formula="of:=UPPER(MID([.A17];1;2))" office:value-type="string" office:string-value="EC" calcext:value-type="string">
            <text:p>EC</text:p>
          </table:table-cell>
          <table:table-cell table:formula="of:=LEN([.A17]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inence</text:p>
          </table:table-cell>
          <table:table-cell table:formula="of:=UPPER(MID([.A18];1;2))" office:value-type="string" office:string-value="EM" calcext:value-type="string">
            <text:p>EM</text:p>
          </table:table-cell>
          <table:table-cell table:formula="of:=LEN([.A18]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inie</text:p>
          </table:table-cell>
          <table:table-cell table:formula="of:=UPPER(MID([.A19];1;2))" office:value-type="string" office:string-value="HE" calcext:value-type="string">
            <text:p>HE</text:p>
          </table:table-cell>
          <table:table-cell table:formula="of:=LEN([.A19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me</text:p>
          </table:table-cell>
          <table:table-cell table:formula="of:=UPPER(MID([.A20];1;2))" office:value-type="string" office:string-value="HE" calcext:value-type="string">
            <text:p>HE</text:p>
          </table:table-cell>
          <table:table-cell table:formula="of:=LEN([.A20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nce</text:p>
          </table:table-cell>
          <table:table-cell table:formula="of:=UPPER(MID([.A21];1;2))" office:value-type="string" office:string-value="HE" calcext:value-type="string">
            <text:p>HE</text:p>
          </table:table-cell>
          <table:table-cell table:formula="of:=LEN([.A21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nchman</text:p>
          </table:table-cell>
          <table:table-cell table:formula="of:=UPPER(MID([.A22];1;2))" office:value-type="string" office:string-value="HE" calcext:value-type="string">
            <text:p>HE</text:p>
          </table:table-cell>
          <table:table-cell table:formula="of:=LEN([.A22]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nchmen</text:p>
          </table:table-cell>
          <table:table-cell table:formula="of:=UPPER(MID([.A23];1;2))" office:value-type="string" office:string-value="HE" calcext:value-type="string">
            <text:p>HE</text:p>
          </table:table-cell>
          <table:table-cell table:formula="of:=LEN([.A23]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nna</text:p>
          </table:table-cell>
          <table:table-cell table:formula="of:=UPPER(MID([.A24];1;2))" office:value-type="string" office:string-value="HE" calcext:value-type="string">
            <text:p>HE</text:p>
          </table:table-cell>
          <table:table-cell table:formula="of:=LEN([.A24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ceman</text:p>
          </table:table-cell>
          <table:table-cell table:formula="of:=UPPER(MID([.A25];1;2))" office:value-type="string" office:string-value="IC" calcext:value-type="string">
            <text:p>IC</text:p>
          </table:table-cell>
          <table:table-cell table:formula="of:=LEN([.A25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cemen</text:p>
          </table:table-cell>
          <table:table-cell table:formula="of:=UPPER(MID([.A26];1;2))" office:value-type="string" office:string-value="IC" calcext:value-type="string">
            <text:p>IC</text:p>
          </table:table-cell>
          <table:table-cell table:formula="of:=LEN([.A26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mminence</text:p>
          </table:table-cell>
          <table:table-cell table:formula="of:=UPPER(MID([.A27];1;2))" office:value-type="string" office:string-value="IM" calcext:value-type="string">
            <text:p>IM</text:p>
          </table:table-cell>
          <table:table-cell table:formula="of:=LEN([.A27]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ane</text:p>
          </table:table-cell>
          <table:table-cell table:formula="of:=UPPER(MID([.A28];1;2))" office:value-type="string" office:string-value="IN" calcext:value-type="string">
            <text:p>IN</text:p>
          </table:table-cell>
          <table:table-cell table:formula="of:=LEN([.A28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ce</text:p>
          </table:table-cell>
          <table:table-cell table:formula="of:=UPPER(MID([.A29];1;2))" office:value-type="string" office:string-value="MA" calcext:value-type="string">
            <text:p>MA</text:p>
          </table:table-cell>
          <table:table-cell table:formula="of:=LEN([.A29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chine</text:p>
          </table:table-cell>
          <table:table-cell table:formula="of:=UPPER(MID([.A30];1;2))" office:value-type="string" office:string-value="MA" calcext:value-type="string">
            <text:p>MA</text:p>
          </table:table-cell>
          <table:table-cell table:formula="of:=LEN([.A30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ne</text:p>
          </table:table-cell>
          <table:table-cell table:formula="of:=UPPER(MID([.A31];1;2))" office:value-type="string" office:string-value="MA" calcext:value-type="string">
            <text:p>MA</text:p>
          </table:table-cell>
          <table:table-cell table:formula="of:=LEN([.A31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an</text:p>
          </table:table-cell>
          <table:table-cell table:formula="of:=UPPER(MID([.A32];1;2))" office:value-type="string" office:string-value="ME" calcext:value-type="string">
            <text:p>ME</text:p>
          </table:table-cell>
          <table:table-cell table:formula="of:=LEN([.A32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cca</text:p>
          </table:table-cell>
          <table:table-cell table:formula="of:=UPPER(MID([.A33];1;2))" office:value-type="string" office:string-value="ME" calcext:value-type="string">
            <text:p>ME</text:p>
          </table:table-cell>
          <table:table-cell table:formula="of:=LEN([.A33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chanic</text:p>
          </table:table-cell>
          <table:table-cell table:formula="of:=UPPER(MID([.A34];1;2))" office:value-type="string" office:string-value="ME" calcext:value-type="string">
            <text:p>ME</text:p>
          </table:table-cell>
          <table:table-cell table:formula="of:=LEN([.A34]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nace</text:p>
          </table:table-cell>
          <table:table-cell table:formula="of:=UPPER(MID([.A35];1;2))" office:value-type="string" office:string-value="ME" calcext:value-type="string">
            <text:p>ME</text:p>
          </table:table-cell>
          <table:table-cell table:formula="of:=LEN([.A35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ce</text:p>
          </table:table-cell>
          <table:table-cell table:formula="of:=UPPER(MID([.A36];1;2))" office:value-type="string" office:string-value="MI" calcext:value-type="string">
            <text:p>MI</text:p>
          </table:table-cell>
          <table:table-cell table:formula="of:=LEN([.A3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en</text:p>
          </table:table-cell>
          <table:table-cell table:formula="of:=UPPER(MID([.A37];1;2))" office:value-type="string" office:string-value="MI" calcext:value-type="string">
            <text:p>MI</text:p>
          </table:table-cell>
          <table:table-cell table:formula="of:=LEN([.A37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me</text:p>
          </table:table-cell>
          <table:table-cell table:formula="of:=UPPER(MID([.A38];1;2))" office:value-type="string" office:string-value="MI" calcext:value-type="string">
            <text:p>MI</text:p>
          </table:table-cell>
          <table:table-cell table:formula="of:=LEN([.A38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ce</text:p>
          </table:table-cell>
          <table:table-cell table:formula="of:=UPPER(MID([.A39];1;2))" office:value-type="string" office:string-value="MI" calcext:value-type="string">
            <text:p>MI</text:p>
          </table:table-cell>
          <table:table-cell table:formula="of:=LEN([.A39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e</text:p>
          </table:table-cell>
          <table:table-cell table:formula="of:=UPPER(MID([.A40];1;2))" office:value-type="string" office:string-value="MI" calcext:value-type="string">
            <text:p>MI</text:p>
          </table:table-cell>
          <table:table-cell table:formula="of:=LEN([.A40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me</text:p>
          </table:table-cell>
          <table:table-cell table:formula="of:=UPPER(MID([.A41];1;2))" office:value-type="string" office:string-value="NA" calcext:value-type="string">
            <text:p>NA</text:p>
          </table:table-cell>
          <table:table-cell table:formula="of:=LEN([.A41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ne</text:p>
          </table:table-cell>
          <table:table-cell table:formula="of:=UPPER(MID([.A42];1;2))" office:value-type="string" office:string-value="NE" calcext:value-type="string">
            <text:p>NE</text:p>
          </table:table-cell>
          <table:table-cell table:formula="of:=LEN([.A42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ce</text:p>
          </table:table-cell>
          <table:table-cell table:formula="of:=UPPER(MID([.A43];1;2))" office:value-type="string" office:string-value="NI" calcext:value-type="string">
            <text:p>NI</text:p>
          </table:table-cell>
          <table:table-cell table:formula="of:=LEN([.A43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che</text:p>
          </table:table-cell>
          <table:table-cell table:formula="of:=UPPER(MID([.A44];1;2))" office:value-type="string" office:string-value="NI" calcext:value-type="string">
            <text:p>NI</text:p>
          </table:table-cell>
          <table:table-cell table:formula="of:=LEN([.A44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ece</text:p>
          </table:table-cell>
          <table:table-cell table:formula="of:=UPPER(MID([.A45];1;2))" office:value-type="string" office:string-value="NI" calcext:value-type="string">
            <text:p>NI</text:p>
          </table:table-cell>
          <table:table-cell table:formula="of:=LEN([.A45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ne</text:p>
          </table:table-cell>
          <table:table-cell table:formula="of:=UPPER(MID([.A46];1;2))" office:value-type="string" office:string-value="NI" calcext:value-type="string">
            <text:p>NI</text:p>
          </table:table-cell>
          <table:table-cell table:formula="of:=LEN([.A4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UPPER(MID([.A47];1;2))">
            <text:p/>
          </table:table-cell>
          <table:table-cell table:formula="of:=LEN([.A4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48];1;2))">
            <text:p/>
          </table:table-cell>
          <table:table-cell table:formula="of:=LEN([.A4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49];1;2))">
            <text:p/>
          </table:table-cell>
          <table:table-cell table:formula="of:=LEN([.A4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50];1;2))">
            <text:p/>
          </table:table-cell>
          <table:table-cell table:formula="of:=LEN([.A50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51];1;2))">
            <text:p/>
          </table:table-cell>
          <table:table-cell table:formula="of:=LEN([.A5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52];1;2))">
            <text:p/>
          </table:table-cell>
          <table:table-cell table:formula="of:=LEN([.A5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53];1;2))">
            <text:p/>
          </table:table-cell>
          <table:table-cell table:formula="of:=LEN([.A53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54];1;2))">
            <text:p/>
          </table:table-cell>
          <table:table-cell table:formula="of:=LEN([.A5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55];1;2))">
            <text:p/>
          </table:table-cell>
          <table:table-cell table:formula="of:=LEN([.A5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56];1;2))">
            <text:p/>
          </table:table-cell>
          <table:table-cell table:formula="of:=LEN([.A5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57];1;2))">
            <text:p/>
          </table:table-cell>
          <table:table-cell table:formula="of:=LEN([.A5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58];1;2))">
            <text:p/>
          </table:table-cell>
          <table:table-cell table:formula="of:=LEN([.A5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59];1;2))">
            <text:p/>
          </table:table-cell>
          <table:table-cell table:formula="of:=LEN([.A5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60];1;2))">
            <text:p/>
          </table:table-cell>
          <table:table-cell table:formula="of:=LEN([.A60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61];1;2))">
            <text:p/>
          </table:table-cell>
          <table:table-cell table:formula="of:=LEN([.A6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62];1;2))">
            <text:p/>
          </table:table-cell>
          <table:table-cell table:formula="of:=LEN([.A6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63];1;2))">
            <text:p/>
          </table:table-cell>
          <table:table-cell table:formula="of:=LEN([.A63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64];1;2))">
            <text:p/>
          </table:table-cell>
          <table:table-cell table:formula="of:=LEN([.A6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65];1;2))">
            <text:p/>
          </table:table-cell>
          <table:table-cell table:formula="of:=LEN([.A6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66];1;2))">
            <text:p/>
          </table:table-cell>
          <table:table-cell table:formula="of:=LEN([.A6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67];1;2))">
            <text:p/>
          </table:table-cell>
          <table:table-cell table:formula="of:=LEN([.A6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68];1;2))">
            <text:p/>
          </table:table-cell>
          <table:table-cell table:formula="of:=LEN([.A6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69];1;2))">
            <text:p/>
          </table:table-cell>
          <table:table-cell table:formula="of:=LEN([.A6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70];1;2))">
            <text:p/>
          </table:table-cell>
          <table:table-cell table:formula="of:=LEN([.A70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71];1;2))">
            <text:p/>
          </table:table-cell>
          <table:table-cell table:formula="of:=LEN([.A7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72];1;2))">
            <text:p/>
          </table:table-cell>
          <table:table-cell table:formula="of:=LEN([.A7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73];1;2))">
            <text:p/>
          </table:table-cell>
          <table:table-cell table:formula="of:=LEN([.A73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UPPER(MID([.A74];1;2))">
            <text:p/>
          </table:table-cell>
          <table:table-cell table:formula="of:=LEN([.A7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Default"/>
          <table:table-cell/>
          <table:table-cell table:formula="of:=LEN([.A7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style-name="ce6" office:value-type="string" calcext:value-type="string">
            <text:p>Σ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: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7"/>
          <table:table-cell table:formula="of:=IF(ISBLANK([.K78]); &quot;blank&quot;)" office:value-type="string" office:string-value="blank" calcext:value-type="string">
            <text:p>blank</text:p>
          </table:table-cell>
        </table:table-row>
        <table:table-row table:style-name="ro1">
          <table:table-cell office:value-type="string" calcext:value-type="string">
            <text:p>C: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7"/>
          <table:table-cell table:style-name="ce14"/>
        </table:table-row>
        <table:table-row table:style-name="ro1">
          <table:table-cell office:value-type="string" calcext:value-type="string">
            <text:p>E: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: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8"/>
        </table:table-row>
        <table:table-row table:style-name="ro1">
          <table:table-cell office:value-type="string" calcext:value-type="string">
            <text:p>I: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number-columns-repeated="2"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8"/>
        </table:table-row>
        <table:table-row table:style-name="ro1">
          <table:table-cell office:value-type="string" calcext:value-type="string">
            <text:p>N: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Σ: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5"/>
        </table:table-row>
        <table:table-row table:style-name="ro2">
          <table:table-cell office:value-type="string" calcext:value-type="string">
            <text:p>AC-3 AH-1 AM-1 AN-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A-4 CH-2 CI-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A-1 EC-1 EM-2 EN-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E-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C-2 IM-1 IN-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MA-3 ME-6 MI-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A-1 NE-1 NI-4 </text:p>
          </table:table-cell>
          <table:table-cell table:number-columns-repeated="15"/>
        </table:table-row>
        <table:table-row table:style-name="ro1">
          <table:table-cell table:style-name="ce3"/>
          <table:table-cell table:style-name="ce3" office:value-type="string" calcext:value-type="string">
            <text:p>#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C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2"/>
        </table:table-row>
        <table:table-row table:style-name="ro1">
          <table:table-cell table:style-name="ce3" office:value-type="string" calcext:value-type="string">
            <text:p>AH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2"/>
        </table:table-row>
        <table:table-row table:style-name="ro1">
          <table:table-cell table:style-name="ce3" office:value-type="string" calcext:value-type="string">
            <text:p>AM 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2"/>
        </table:table-row>
        <table:table-row table:style-name="ro1">
          <table:table-cell table:style-name="ce3" office:value-type="string" calcext:value-type="string">
            <text:p>AN 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9"/>
          <table:table-cell table:number-columns-repeated="2"/>
        </table:table-row>
        <table:table-row table:style-name="ro1">
          <table:table-cell table:style-name="ce3" table:number-columns-repeated="2"/>
          <table:table-cell table:style-name="ce3" table:formula="of:=SUM([.C95:.C98])" office:value-type="float" office:value="4" calcext:value-type="float">
            <text:p>4</text:p>
          </table:table-cell>
          <table:table-cell table:style-name="ce3" table:formula="of:=SUM([.D95:.D98])" office:value-type="float" office:value="1" calcext:value-type="float">
            <text:p>1</text:p>
          </table:table-cell>
          <table:table-cell table:style-name="ce3" table:formula="of:=SUM([.E95:.E98])" office:value-type="float" office:value="2" calcext:value-type="float">
            <text:p>2</text:p>
          </table:table-cell>
          <table:table-cell table:style-name="ce3" table:formula="of:=SUM([.F95:.F98])" office:value-type="float" office:value="0" calcext:value-type="float">
            <text:p>0</text:p>
          </table:table-cell>
          <table:table-cell table:style-name="ce3" table:formula="of:=SUM([.G95:.G98])" office:value-type="float" office:value="1" calcext:value-type="float">
            <text:p>1</text:p>
          </table:table-cell>
          <table:table-cell table:style-name="ce3" table:formula="of:=SUM([.H95:.H98])" office:value-type="float" office:value="0" calcext:value-type="float">
            <text:p>0</text:p>
          </table:table-cell>
          <table:table-cell table:style-name="ce3" table:formula="of:=SUM([.I95:.I98])" office:value-type="float" office:value="0" calcext:value-type="float">
            <text:p>0</text:p>
          </table:table-cell>
          <table:table-cell table:style-name="ce3" table:formula="of:=SUM([.J95:.J98])" office:value-type="float" office:value="0" calcext:value-type="float">
            <text:p>0</text:p>
          </table:table-cell>
          <table:table-cell table:style-name="ce3" table:formula="of:=SUM([.K95:.K98])" office:value-type="float" office:value="0" calcext:value-type="float">
            <text:p>0</text:p>
          </table:table-cell>
          <table:table-cell table:style-name="ce3" table:formula="of:=SUM([.L95:.L98])" office:value-type="float" office:value="0" calcext:value-type="float">
            <text:p>0</text:p>
          </table:table-cell>
          <table:table-cell table:style-name="ce3" table:formula="of:=SUM([.M95:.M98])" office:value-type="float" office:value="0" calcext:value-type="float">
            <text:p>0</text:p>
          </table:table-cell>
          <table:table-cell table:style-name="ce3" table:formula="of:=SUM([.N95:.N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table:number-columns-repeated="14"/>
          <table:table-cell table:number-columns-repeated="2"/>
        </table:table-row>
        <table:table-row table:style-name="ro1">
          <table:table-cell table:style-name="ce3" office:value-type="string" calcext:value-type="string">
            <text:p>CA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9"/>
          <table:table-cell table:number-columns-repeated="2"/>
        </table:table-row>
        <table:table-row table:style-name="ro1">
          <table:table-cell table:style-name="ce3" office:value-type="string" calcext:value-type="string">
            <text:p>CH 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9"/>
          <table:table-cell table:number-columns-repeated="2"/>
        </table:table-row>
        <table:table-row table:style-name="ro1">
          <table:table-cell table:style-name="ce3" office:value-type="string" calcext:value-type="string">
            <text:p>CI 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9"/>
          <table:table-cell table:number-columns-repeated="2"/>
        </table:table-row>
        <table:table-row table:style-name="ro1">
          <table:table-cell table:style-name="ce3" table:number-columns-repeated="2"/>
          <table:table-cell table:style-name="ce3" table:formula="of:=SUM([.C101:.C103])" office:value-type="float" office:value="2" calcext:value-type="float">
            <text:p>2</text:p>
          </table:table-cell>
          <table:table-cell table:style-name="ce3" table:formula="of:=SUM([.D100:.D103])" office:value-type="float" office:value="2" calcext:value-type="float">
            <text:p>2</text:p>
          </table:table-cell>
          <table:table-cell table:style-name="ce3" table:formula="of:=SUM([.E100:.E103])" office:value-type="float" office:value="3" calcext:value-type="float">
            <text:p>3</text:p>
          </table:table-cell>
          <table:table-cell table:style-name="ce3" table:formula="of:=SUM([.F100:.F103])" office:value-type="float" office:value="0" calcext:value-type="float">
            <text:p>0</text:p>
          </table:table-cell>
          <table:table-cell table:style-name="ce3" table:formula="of:=SUM([.G100:.G103])" office:value-type="float" office:value="0" calcext:value-type="float">
            <text:p>0</text:p>
          </table:table-cell>
          <table:table-cell table:style-name="ce3" table:formula="of:=SUM([.H100:.H103])" office:value-type="float" office:value="0" calcext:value-type="float">
            <text:p>0</text:p>
          </table:table-cell>
          <table:table-cell table:style-name="ce3" table:formula="of:=SUM([.I100:.I103])" office:value-type="float" office:value="0" calcext:value-type="float">
            <text:p>0</text:p>
          </table:table-cell>
          <table:table-cell table:style-name="ce3" table:formula="of:=SUM([.J100:.J103])" office:value-type="float" office:value="0" calcext:value-type="float">
            <text:p>0</text:p>
          </table:table-cell>
          <table:table-cell table:style-name="ce3" table:formula="of:=SUM([.K100:.K103])" office:value-type="float" office:value="0" calcext:value-type="float">
            <text:p>0</text:p>
          </table:table-cell>
          <table:table-cell table:style-name="ce3" table:formula="of:=SUM([.L100:.L103])" office:value-type="float" office:value="0" calcext:value-type="float">
            <text:p>0</text:p>
          </table:table-cell>
          <table:table-cell table:style-name="ce3" table:formula="of:=SUM([.M100:.M103])" office:value-type="float" office:value="0" calcext:value-type="float">
            <text:p>0</text:p>
          </table:table-cell>
          <table:table-cell table:style-name="ce3" table:formula="of:=SUM([.N100:.N1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table:number-columns-repeated="14"/>
          <table:table-cell table:number-columns-repeated="2"/>
        </table:table-row>
        <table:table-row table:style-name="ro1">
          <table:table-cell table:style-name="ce3" office:value-type="string" calcext:value-type="string">
            <text:p>Expected</text:p>
          </table:table-cell>
          <table:table-cell table:style-name="ce7" table:formula="of:=SUM([.B108:.B111])" office:value-type="float" office:value="7" calcext:value-type="float">
            <text:p>7</text:p>
          </table:table-cell>
          <table:table-cell table:style-name="ce10" table:formula="of:=IF(([.C80] &lt;&gt; &quot;-&quot;)  AND  ([.C80] &lt;&gt; &quot;&quot;);(IF([.C80] &gt; 0; (COM.MICROSOFT.CONCAT(&quot;(&quot;;[.C80];&quot;)&quot;))));&quot;&quot;)" office:value-type="string" office:string-value="(1)" calcext:value-type="string">
            <text:p>(1)</text:p>
          </table:table-cell>
          <table:table-cell table:style-name="ce10" table:formula="of:=IF(([.D80] &lt;&gt; &quot;-&quot;)  AND  ([.D80] &lt;&gt; &quot;&quot;);(IF([.D80] &gt; 0; (COM.MICROSOFT.CONCAT(&quot;(&quot;;[.D80];&quot;)&quot;))));&quot;&quot;)" office:value-type="string" office:string-value="(2)" calcext:value-type="string">
            <text:p>(2)</text:p>
          </table:table-cell>
          <table:table-cell table:style-name="ce10" table:formula="of:=IF(([.E80] &lt;&gt; &quot;-&quot;)  AND  ([.E80] &lt;&gt; &quot;&quot;);(IF([.E80] &gt; 0; (COM.MICROSOFT.CONCAT(&quot;(&quot;;[.E80];&quot;)&quot;))));&quot;&quot;)">
            <text:p/>
          </table:table-cell>
          <table:table-cell table:style-name="ce10" table:formula="of:=IF(([.F80] &lt;&gt; &quot;-&quot;)  AND  ([.F80] &lt;&gt; &quot;&quot;);(IF([.F80] &gt; 0; (COM.MICROSOFT.CONCAT(&quot;(&quot;;[.F80];&quot;)&quot;))));&quot;&quot;)" office:value-type="string" office:string-value="(2)" calcext:value-type="string">
            <text:p>(2)</text:p>
          </table:table-cell>
          <table:table-cell table:style-name="ce10" table:formula="of:=IF(([.G80] &lt;&gt; &quot;-&quot;)  AND  ([.G80] &lt;&gt; &quot;&quot;);(IF([.G80] &gt; 0; (COM.MICROSOFT.CONCAT(&quot;(&quot;;[.G80];&quot;)&quot;))));&quot;&quot;)" office:value-type="string" office:string-value="(1)" calcext:value-type="string">
            <text:p>(1)</text:p>
          </table:table-cell>
          <table:table-cell table:style-name="ce10" table:formula="of:=IF(([.H80] &lt;&gt; &quot;-&quot;)  AND  ([.H80] &lt;&gt; &quot;&quot;);(IF([.H80] &gt; 0; (COM.MICROSOFT.CONCAT(&quot;(&quot;;[.H80];&quot;)&quot;))));&quot;&quot;)" office:value-type="string" office:string-value="(1)" calcext:value-type="string">
            <text:p>(1)</text:p>
          </table:table-cell>
          <table:table-cell table:style-name="ce10" table:formula="of:=IF(([.I80] &lt;&gt; &quot;-&quot;)  AND  ([.I80] &lt;&gt; &quot;&quot;);(IF([.I80] &gt; 0; (COM.MICROSOFT.CONCAT(&quot;(&quot;;[.I80];&quot;)&quot;))));&quot;&quot;)">
            <text:p/>
          </table:table-cell>
          <table:table-cell table:style-name="ce10" table:formula="of:=IF(([.J80] &lt;&gt; &quot;-&quot;)  AND  ([.J80] &lt;&gt; &quot;&quot;);(IF([.J80] &gt; 0; (COM.MICROSOFT.CONCAT(&quot;(&quot;;[.J80];&quot;)&quot;))));&quot;&quot;)">
            <text:p/>
          </table:table-cell>
          <table:table-cell table:style-name="ce10" table:formula="of:=IF(([.K80] &lt;&gt; &quot;-&quot;)  AND  ([.K80] &lt;&gt; &quot;&quot;);(IF([.K80] &gt; 0; (COM.MICROSOFT.CONCAT(&quot;(&quot;;[.K80];&quot;)&quot;))));&quot;&quot;)">
            <text:p/>
          </table:table-cell>
          <table:table-cell table:style-name="ce10" table:formula="of:=IF(([.L80] &lt;&gt; &quot;-&quot;)  AND  ([.L80] &lt;&gt; &quot;&quot;);(IF([.L80] &gt; 0; (COM.MICROSOFT.CONCAT(&quot;(&quot;;[.L80];&quot;)&quot;))));&quot;&quot;)">
            <text:p/>
          </table:table-cell>
          <table:table-cell table:style-name="ce10" table:formula="of:=IF(([.M80] &lt;&gt; &quot;-&quot;)  AND  ([.M80] &lt;&gt; &quot;&quot;);(IF([.M80] &gt; 0; (COM.MICROSOFT.CONCAT(&quot;(&quot;;[.M80];&quot;)&quot;))));&quot;&quot;)">
            <text:p/>
          </table:table-cell>
          <table:table-cell table:style-name="ce10" table:formula="of:=IF(([.N80] &lt;&gt; &quot;-&quot;)  AND  ([.N80] &lt;&gt; &quot;&quot;);(IF([.N80] &gt; 0; (COM.MICROSOFT.CONCAT(&quot;(&quot;;[.N80];&quot;)&quot;))));&quot;&quot;)">
            <text:p/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ound</text:p>
          </table:table-cell>
          <table:table-cell table:style-name="ce8" table:formula="of:=SUM([.C107:.N107])" office:value-type="float" office:value="3" calcext:value-type="float">
            <text:p>3</text:p>
          </table:table-cell>
          <table:table-cell table:style-name="ce11" table:formula="of:=IF(ISNUMBER(NUMBERVALUE([.C80])); IF([.C80] &gt; 0; SUM([.C108:.C111]));&quot;&quot;)" office:value-type="float" office:value="1" calcext:value-type="float">
            <text:p>1</text:p>
          </table:table-cell>
          <table:table-cell table:style-name="ce11" table:formula="of:=IF(ISNUMBER(NUMBERVALUE([.D80])); IF([.D80] &gt; 0; SUM([.D108:.D111]));&quot;&quot;)" office:value-type="float" office:value="0" calcext:value-type="float">
            <text:p>0</text:p>
          </table:table-cell>
          <table:table-cell table:style-name="ce11" table:formula="of:=IF(ISNUMBER(NUMBERVALUE([.E80])); IF([.E80] &gt; 0; SUM([.E108:.E111]));&quot;&quot;)">
            <text:p/>
          </table:table-cell>
          <table:table-cell table:style-name="ce11" table:formula="of:=IF(ISNUMBER(NUMBERVALUE([.F80])); IF([.F80] &gt; 0; SUM([.F108:.F111]));&quot;&quot;)" office:value-type="float" office:value="0" calcext:value-type="float">
            <text:p>0</text:p>
          </table:table-cell>
          <table:table-cell table:style-name="ce11" table:formula="of:=IF(ISNUMBER(NUMBERVALUE([.G80])); IF([.G80] &gt; 0; SUM([.G108:.G111]));&quot;&quot;)" office:value-type="float" office:value="1" calcext:value-type="float">
            <text:p>1</text:p>
          </table:table-cell>
          <table:table-cell table:style-name="ce11" table:formula="of:=IF(ISNUMBER(NUMBERVALUE([.H80])); IF([.H80] &gt; 0; SUM([.H108:.H111]));&quot;&quot;)" office:value-type="float" office:value="1" calcext:value-type="float">
            <text:p>1</text:p>
          </table:table-cell>
          <table:table-cell table:style-name="ce11" table:formula="of:=IF(ISNUMBER(NUMBERVALUE([.I80])); IF([.I80] &gt; 0; SUM([.I108:.I111]));&quot;&quot;)">
            <text:p/>
          </table:table-cell>
          <table:table-cell table:style-name="ce11" table:formula="of:=IF(ISNUMBER(NUMBERVALUE([.J80])); IF([.J80] &gt; 0; SUM([.J108:.J111]));&quot;&quot;)">
            <text:p/>
          </table:table-cell>
          <table:table-cell table:style-name="ce11" table:formula="of:=IF(ISNUMBER(NUMBERVALUE([.K80])); IF([.K80] &gt; 0; SUM([.K108:.K111]));&quot;&quot;)">
            <text:p/>
          </table:table-cell>
          <table:table-cell table:style-name="ce11" table:formula="of:=IF(ISNUMBER(NUMBERVALUE([.L80])); IF([.L80] &gt; 0; SUM([.L108:.L111]));&quot;&quot;)">
            <text:p/>
          </table:table-cell>
          <table:table-cell table:style-name="ce11" table:formula="of:=IF(ISNUMBER(NUMBERVALUE([.M80])); IF([.M80] &gt; 0; SUM([.M108:.M111]));&quot;&quot;)">
            <text:p/>
          </table:table-cell>
          <table:table-cell table:style-name="ce11" table:formula="of:=IF(ISNUMBER(NUMBERVALUE([.N80])); IF([.N80] &gt; 0; SUM([.N108:.N111]));&quot;&quot;)">
            <text:p/>
          </table:table-cell>
          <table:table-cell table:number-columns-repeated="2"/>
        </table:table-row>
        <table:table-row table:style-name="ro1">
          <table:table-cell table:style-name="ce5" table:formula="of:=COM.MICROSOFT.CONCAT(&quot;EA&quot;; (IF([.B108] &gt; SUM([.C108:.N108]); COM.MICROSOFT.CONCAT(&quot; (&quot;; [.B108]-SUM([.C108:.N108]); &quot;)&quot;); &quot;&quot; )))" office:value-type="string" office:string-value="EA" calcext:value-type="string">
            <text:p>EA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2"/>
        </table:table-row>
        <table:table-row table:style-name="ro1">
          <table:table-cell table:style-name="ce5" table:formula="of:=COM.MICROSOFT.CONCAT(&quot;EC&quot;; (IF([.B109] &gt; SUM([.C109:.N109]); COM.MICROSOFT.CONCAT(&quot; (&quot;; [.B109]-SUM([.C109:.N109]); &quot;)&quot;); &quot;&quot; )))" office:value-type="string" office:string-value="EC" calcext:value-type="string">
            <text:p>EC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2"/>
        </table:table-row>
        <table:table-row table:style-name="ro1">
          <table:table-cell table:style-name="ce5" table:formula="of:=COM.MICROSOFT.CONCAT(&quot;EM&quot;; (IF([.B110] &gt; SUM([.C110:.N110]); COM.MICROSOFT.CONCAT(&quot; (&quot;; [.B110]-SUM([.C110:.N110]); &quot;)&quot;); &quot;&quot; )))" office:value-type="string" office:string-value="EM (1)" calcext:value-type="string">
            <text:p>EM (1)</text:p>
          </table:table-cell>
          <table:table-cell table:style-name="ce7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2"/>
        </table:table-row>
        <table:table-row table:style-name="ro1">
          <table:table-cell table:style-name="ce5" table:formula="of:=COM.MICROSOFT.CONCAT(&quot;EN&quot;; (IF([.B111] &gt; SUM([.C111:.N111]); COM.MICROSOFT.CONCAT(&quot; (&quot;; [.B111]-SUM([.C111:.N111]); &quot;)&quot;); &quot;&quot; )))" office:value-type="string" office:string-value="EN (3)" calcext:value-type="string">
            <text:p>EN (3)</text:p>
          </table:table-cell>
          <table:table-cell table:style-name="ce9" office:value-type="float" office:value="3" calcext:value-type="float">
            <text:p>3</text:p>
          </table:table-cell>
          <table:table-cell table:style-name="ce12"/>
          <table:table-cell table:style-name="ce3" table:number-columns-repeated="11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ce13" table:number-columns-repeated="2"/>
          <table:table-cell table:number-columns-repeated="11"/>
        </table:table-row>
        <table:table-row table:style-name="ro1">
          <table:table-cell table:style-name="ce3" table:number-columns-repeated="4"/>
          <table:table-cell table:style-name="ce10"/>
          <table:table-cell table:style-name="ce3" table:number-columns-repeated="9"/>
          <table:table-cell table:number-columns-repeated="2"/>
        </table:table-row>
        <table:table-row table:style-name="ro1" table:number-rows-repeated="23">
          <table:table-cell table:style-name="ce3" table:number-columns-repeated="14"/>
          <table:table-cell table:number-columns-repeated="2"/>
        </table:table-row>
        <table:table-row table:style-name="ro1">
          <table:table-cell table:style-name="ce3" table:number-columns-repeated="14"/>
          <table:table-cell table:number-columns-repeated="2"/>
        </table:table-row>
        <calcext:conditional-formats>
          <calcext:conditional-format calcext:target-range-address="Sheet1.C107:Sheet1.N107">
            <calcext:condition calcext:apply-style-name="Neutral" calcext:value="formula-is(IF([.C107] &lt; [.C80]))" calcext:base-cell-address="Sheet1.C107"/>
          </calcext:conditional-format>
          <calcext:conditional-format calcext:target-range-address="Sheet1.P79:Sheet1.P79">
            <calcext:condition calcext:apply-style-name="Neutral" calcext:value="formula-is(IF(NOT(ISBLANK([.E80]) and [.E80]&lt;&gt; &quot;-&quot;; IF([.E107] &lt; NUMBERVALUE([.E80])))))" calcext:base-cell-address="Sheet1.P79"/>
          </calcext:conditional-format>
          <calcext:conditional-format calcext:target-range-address="Sheet1.C107:Sheet1.N107">
            <calcext:condition calcext:apply-style-name="Neutral" calcext:value="formula-is(IF([.C80]&lt;&gt;&quot;-' and not(isblank(e80)), if(e107&lt;numbervalue(e80))))))" calcext:base-cell-address="Sheet1.C107"/>
          </calcext:conditional-format>
          <calcext:conditional-format calcext:target-range-address="Sheet1.A111:Sheet1.B111 Sheet1.A108:Sheet1.A110">
            <calcext:condition calcext:apply-style-name="Neutral" calcext:value="formula-is(IF([.B108] &gt; SUM([.C108:.N108])))" calcext:base-cell-address="Sheet1.A10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ext-properties style:text-line-through-style="solid" style:text-line-through-type="single"/>
    </style:style>
    <style:style style:name="Untitled2" style:family="table-cell" style:parent-style-name="Default">
      <style:text-properties style:text-line-through-style="solid" style:text-line-through-type="doubl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25T11:08:20.075000000</meta:creation-date>
    <dc:date>2022-07-25T15:13:49.329000000</dc:date>
    <meta:editing-duration>PT19M20S</meta:editing-duration>
    <meta:editing-cycles>3</meta:editing-cycles>
    <meta:generator>LibreOffice/6.4.6.2$Windows_X86_64 LibreOffice_project/0ce51a4fd21bff07a5c061082cc82c5ed232f115</meta:generator>
    <meta:document-statistic meta:table-count="1" meta:cell-count="357" meta:object-count="0"/>
  </office:meta>
</office:document-meta>
</file>